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 DESIRES TO BUILD A HOUSE FOR GOD (132:1-10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 DESIRES TO BUILD A HOUSE FOR GOD (132:1-10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nature of this house (132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need for this house (132:6-10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need for this house (132:6-10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It has been moved about by the people (132:6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It will now be ministered to by the priests, who will be agents of salvation (132:7-10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DAVID DESIRES TO BUILD A HOUSE FOR GOD (132:1-10).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nature of this house (132:1-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need for this house (132:6-10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32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DAVID DESIRES TO BUILD A HOUSE FOR GOD (132:1-10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GOD DECREES TO BUILD A HOUSE FOR DAVID (132:11-18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-title-Title-Slide" presentation:presentation-page-layout-name="Master1-PPL1" draw:id="Slide-261">
        <draw:frame draw:id="id93" presentation:style-name="a504" draw:name="Title 1" svg:x="1.38in" svg:y="0.83in" svg:width="10.3in" svg:height="4.42in" presentation:class="title" presentation:placeholder="false">
          <draw:text-box>
            <text:p text:style-name="a503" text:class-names="" text:cond-style-name=""><text:span text:style-name="a501" text:class-names="">GOD DECREES TO BUILD A HOUSE FOR DAVID (132:11-18).<text:s text:c="1"/></text:span><text:span text:style-name="a502" text:class-names=""/></text:p>
          </draw:text-box>
          <svg:title/>
          <svg:desc/>
        </draw:frame>
        <draw:frame draw:id="id94" presentation:style-name="a509" draw:name="Subtitle 2" svg:x="1.38in" svg:y="5.25in" svg:width="10.3in" svg:height="1.85in" presentation:class="subtitle" presentation:placeholder="false">
          <draw:text-box>
            <text:p text:style-name="a506" text:class-names="" text:cond-style-name=""><text:span text:style-name="a505" text:class-names=""><text:s text:c="1"/>The promise (132:11-12, 17-18):<text:s text:c="1"/></text:span></text:p>
            <text:p text:style-name="a508" text:class-names="" text:cond-style-name=""><text:span text:style-name="a507" text:class-names=""/></text:p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promise (132:11-12, 17-18):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It will be a permanent dynasty (132:11-12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It will be a powerful dynasty (132:17-18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GOD DECREES TO BUILD A HOUSE FOR DAVID (132:11-18).<text:s text:c="1"/></text:span><text:span text:style-name="a527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promise (132:11-12, 17-18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place (132:13-1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provisions (132:15-16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PSALM 132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DAVID DESIRES TO BUILD A HOUSE FOR GOD (132:1-10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GOD DECREES TO BUILD A HOUSE FOR DAVID (132:11-18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2 </dc:title>
    <meta:initial-creator>David STRICKLAND</meta:initial-creator>
    <dc:creator>David STRICKLAND</dc:creator>
    <meta:creation-date>2020-02-23T23:21:10Z</meta:creation-date>
    <dc:date>2020-02-23T23:21:11Z</dc:date>
    <meta:template xlink:href="BibleStudy" xlink:type="simple"/>
    <meta:editing-cycles>1</meta:editing-cycles>
    <meta:editing-duration>PT0S</meta:editing-duration>
    <meta:document-statistic meta:paragraph-count="26" meta:word-count="238"/>
  </office:meta>
</office:document-meta>
</file>